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OpenSymbol" svg:font-family="OpenSymbol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Heading">
      <style:paragraph-properties fo:text-align="center" style:justify-single-word="false"/>
    </style:style>
    <style:style style:name="P6" style:family="paragraph" style:parent-style-name="Text_20_body" style:list-style-name="L4"/>
    <style:style style:name="P7" style:family="paragraph" style:parent-style-name="Text_20_body">
      <style:text-properties fo:color="#434343" style:font-name="Verdana" fo:font-size="12pt" style:font-name-asian="Verdana" style:font-size-asian="12pt" style:font-name-complex="Verdana" style:font-size-complex="12pt"/>
    </style:style>
    <style:style style:name="P8" style:family="paragraph" style:parent-style-name="Text_20_body" style:list-style-name="L5"/>
    <style:style style:name="T1" style:family="text">
      <style:text-properties style:text-position="super 58%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Cornac for PHP</text:p>
      <text:p text:style-name="Text_20_body"/>
      <text:p text:style-name="Text_20_body"/>
      <text:p text:style-name="Text_20_body"/>
      <text:p text:style-name="Text_20_body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2">Table des matières</text:p>
          </text:index-title>
          <text:p text:style-name="P3">Installation<text:tab/>3</text:p>
          <text:p text:style-name="P1">Quick start<text:tab/>3</text:p>
          <text:p text:style-name="P1">More detailled usage<text:tab/>3</text:p>
          <text:p text:style-name="P3">Usage​<text:tab/>4</text:p>
          <text:p text:style-name="P3">Cornac extensions<text:tab/>5</text:p>
          <text:p text:style-name="P3">History<text:tab/>6</text:p>
        </text:index-body>
      </text:table-of-content>
      <text:p text:style-name="Text_20_body"/>
      <text:p text:style-name="Text_20_body"/>
      <text:h text:style-name="P4" text:outline-level="1">Preface</text:h>
      <text:p text:style-name="Text_20_body"/>
      <text:p text:style-name="P7">This is the Reference Manual for the Cornac application, version 0.01, realeased on March, 9<text:span text:style-name="T1">th</text:span>, 2011.</text:p>
      <text:h text:style-name="P4" text:outline-level="1">Installation</text:h>
      <text:h text:style-name="Heading_20_2" text:outline-level="2">Quick start</text:h>
      <text:list xml:id="list137269435" text:style-name="L5">
        <text:list-item>
          <text:p text:style-name="P8">Go to <text:a xlink:type="simple" xlink:href="http://www.cornac.info/">http://www.cornac.info/</text:a></text:p>
        </text:list-item>
        <text:list-item>
          <text:p text:style-name="P8">Download current version's archive : Zip, Tar.bz2 or Tar.gzip.</text:p>
        </text:list-item>
        <text:list-item>
          <text:p text:style-name="P8">De-archive file</text:p>
        </text:list-item>
        <text:list-item>
          <text:p text:style-name="P8">with command line, chdir to the root of this archive. Run<text:line-break/>./bin/cornac -?</text:p>
        </text:list-item>
        <text:list-item>
          <text:p text:style-name="P8">This should display the help menu for Cornac</text:p>
        </text:list-item>
        <text:list-item>
          <text:p text:style-name="P8">Edit the ini/cornac.ini file</text:p>
          <text:list>
            <text:list-item>
              <text:p text:style-name="P8">Change the 'Origin' direct to point to your source directory</text:p>
            </text:list-item>
            <text:list-item>
              <text:p text:style-name="P8">Change 'dsn' in the [mysql] section to fit your own installation</text:p>
            </text:list-item>
            <text:list-item>
              <text:p text:style-name="P8">Make sure your mysql has the correct database created (default is analyseur)</text:p>
            </text:list-item>
          </text:list>
        </text:list-item>
        <text:list-item>
          <text:p text:style-name="P8">now run ./bin/cornac -I cornac</text:p>
        </text:list-item>
        <text:list-item>
          <text:p text:style-name="P8">This should display : </text:p>
          <text:list>
            <text:list-item>
              <text:p text:style-name="P8">Folder : ../Industrialisation/References/phplist-2.10.12</text:p>
            </text:list-item>
            <text:list-item>
              <text:p text:style-name="P8">Output : </text:p>
            </text:list-item>
            <text:list-item>
              <text:p text:style-name="P8">Tokenizeur</text:p>
            </text:list-item>
            <text:list-item>
              <text:p text:style-name="P8">Auditeur<text:span text:style-name="T2"> (much later)</text:span></text:p>
            </text:list-item>
            <text:list-item>
              <text:p text:style-name="P8"><text:span text:style-name="T3">Done</text:span><text:span text:style-name="T2"> (even later)</text:span></text:p>
            </text:list-item>
          </text:list>
        </text:list-item>
        <text:list-item>
          <text:p text:style-name="P8">During this time you may make a link in your web root to the cornac's web directory. </text:p>
        </text:list-item>
        <text:list-item>
          <text:p text:style-name="P8">ln -s /path/to/root/cornac ./web</text:p>
        </text:list-item>
        <text:list-item>
          <text:p text:style-name="P8"/>
        </text:list-item>
        <text:list-item>
          <text:p text:style-name="P8"/>
        </text:list-item>
      </text:list>
      <text:h text:style-name="Heading_20_2" text:outline-level="2">More detailled usage</text:h>
      <text:h text:style-name="Heading_20_1" text:outline-level="1"/>
      <text:h text:style-name="P4" text:outline-level="1">Usage​</text:h>
      <text:p text:style-name="Text_20_body"/>
      <text:p text:style-name="Text_20_body"/>
      <text:h text:style-name="P4" text:outline-level="1">Cornac extensions</text:h>
      <text:p text:style-name="Text_20_body"/>
      <text:p text:style-name="Text_20_body">Currently, no extension is available. </text:p>
      <text:p text:style-name="Text_20_body"/>
      <text:p text:style-name="Text_20_body"/>
      <text:h text:style-name="P4" text:outline-level="1">History</text:h>
      <text:list xml:id="list1839356602" text:style-name="L4">
        <text:list-item>
          <text:p text:style-name="P6">Version 0.01</text:p>
          <text:list>
            <text:list-item>
              <text:p text:style-name="P6">First release ever.</text:p>
            </text:list-item>
          </text:list>
        </text:list-item>
      </text:list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OpenSymbol" svg:font-family="OpenSymbol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mien Seguy</meta:initial-creator>
    <meta:creation-date>2011-03-14T17:46:45</meta:creation-date>
    <dc:date>2011-03-22T22:04:01</dc:date>
    <dc:creator>Damien Seguy</dc:creator>
    <meta:editing-duration>PT4H29M21S</meta:editing-duration>
    <meta:editing-cycles>36</meta:editing-cycles>
    <meta:generator>OpenOffice.org/3.3$Unix OpenOffice.org_project/330m20$Build-9567</meta:generator>
    <meta:document-statistic meta:table-count="0" meta:image-count="0" meta:object-count="0" meta:page-count="7" meta:paragraph-count="37" meta:word-count="193" meta:character-count="1120"/>
  </office:meta>
</office:document-meta>
</file>